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50%" draw:opacity-name="" draw:textarea-horizontal-align="justify" draw:textarea-vertical-align="middle" draw:auto-grow-height="false" fo:min-height="2.8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1">
      <style:graphic-properties draw:fill="solid" draw:fill-color="#729fcf" draw:opacity="50%" draw:opacity-name="" draw:textarea-horizontal-align="justify" draw:textarea-vertical-align="middle" draw:auto-grow-height="false" fo:min-height="2.85cm" fo:min-width="3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solid" draw:fill-color="#729fcf" draw:opacity="50%" draw:opacity-name="" draw:textarea-horizontal-align="justify" draw:textarea-vertical-align="middle" draw:auto-grow-height="false" fo:min-height="2.85cm" fo:min-width="3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95cm" fo:min-width="10.1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fill="solid" draw:fill-color="#729fcf" draw:opacity="50%" draw:opacity-name="" draw:textarea-horizontal-align="justify" draw:textarea-vertical-align="middle" draw:auto-grow-height="false" fo:min-height="2.85cm" fo:min-width="3.6cm"/>
    </style:style>
    <style:style style:name="gr10" style:family="graphic" style:parent-style-name="standard" style:list-style-name="L1">
      <style:graphic-properties draw:fill="solid" draw:fill-color="#729fcf" draw:opacity="50%" draw:opacity-name="" draw:textarea-horizontal-align="justify" draw:textarea-vertical-align="middle" draw:auto-grow-height="false" fo:min-height="2.85cm" fo:min-width="3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 style:list-style-name="L1">
      <style:graphic-properties draw:fill="solid" draw:fill-color="#729fcf" draw:opacity="50%" draw:opacity-name="" draw:textarea-horizontal-align="justify" draw:textarea-vertical-align="middle" draw:auto-grow-height="false" fo:min-height="2.85cm" fo:min-width="3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cm"/>
    </style:style>
    <style:style style:name="gr15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4.1cm" svg:height="3.1cm" svg:x="1.2cm" svg:y="2.198cm">
          <text:p text:style-name="P1">BAM</text:p>
          <text:p text:style-name="P1">CRAM</text:p>
          <text:p text:style-name="P2">mpileu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8cm" svg:height="0.962cm" svg:x="2.202cm" svg:y="1.236cm">
          <draw:text-box>
            <text:p>DATA</text:p>
          </draw:text-box>
        </draw:frame>
        <draw:custom-shape draw:style-name="gr3" draw:text-style-name="P5" draw:layer="layout" svg:width="4.1cm" svg:height="3.1cm" svg:x="6.8cm" svg:y="2.199cm">
          <text:p text:style-name="P1">BAM’</text:p>
          <text:p text:style-name="P1">CRAM’</text:p>
          <text:p text:style-name="P2">mpileup’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91cm" svg:height="0.962cm" svg:x="7.702cm" svg:y="1.237cm">
          <draw:text-box>
            <text:p>DATA’</text:p>
          </draw:text-box>
        </draw:frame>
        <draw:line draw:style-name="gr4" draw:text-style-name="P6" draw:layer="layout" svg:x1="5.3cm" svg:y1="3.698cm" svg:x2="6.8cm" svg:y2="3.698cm">
          <text:p/>
        </draw:line>
        <draw:custom-shape draw:style-name="gr5" draw:text-style-name="P5" draw:layer="layout" svg:width="4.1cm" svg:height="3.1cm" svg:x="12.4cm" svg:y="2.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8cm" svg:height="2.062cm" svg:x="12.802cm" svg:y="0.538cm">
          <draw:text-box>
            <text:p text:style-name="P2">Genotype likelihoods</text:p>
          </draw:text-box>
        </draw:frame>
        <draw:line draw:style-name="gr4" draw:text-style-name="P6" draw:layer="layout" svg:x1="10.9cm" svg:y1="3.699cm" svg:x2="12.4cm" svg:y2="3.699cm">
          <text:p/>
        </draw:line>
        <draw:custom-shape draw:style-name="gr7" draw:text-style-name="P6" draw:layer="layout" svg:width="10.6cm" svg:height="5.2cm" svg:x="0.8cm" svg:y="0.9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5cm" svg:y1="3.699cm" svg:x2="18cm" svg:y2="3.699cm">
          <text:p/>
        </draw:line>
        <draw:custom-shape draw:style-name="gr9" draw:text-style-name="P5" draw:layer="layout" svg:width="4.1cm" svg:height="3.1cm" svg:x="18cm" svg:y="2.201cm"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8cm" svg:height="2.062cm" svg:x="18.402cm" svg:y="0.539cm">
          <draw:text-box>
            <text:p text:style-name="P2">Genotype calling</text:p>
          </draw:text-box>
        </draw:frame>
        <draw:custom-shape draw:style-name="gr10" draw:text-style-name="P5" draw:layer="layout" svg:width="4.1cm" svg:height="3.1cm" svg:x="21.7cm" svg:y="7.102cm">
          <text:p text:style-name="P1">.mafs.gz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898cm" svg:height="2.384cm" svg:x="21.902cm" svg:y="5.44cm">
          <draw:text-box>
            <text:p text:style-name="P2">Allele frequencies</text:p>
          </draw:text-box>
        </draw:frame>
        <draw:line draw:style-name="gr4" draw:text-style-name="P6" draw:layer="layout" svg:x1="14.6cm" svg:y1="5.3cm" svg:x2="21.8cm" svg:y2="8.8cm">
          <text:p/>
        </draw:line>
        <draw:line draw:style-name="gr8" draw:text-style-name="P6" draw:layer="layout" svg:x1="14.6cm" svg:y1="5.3cm" svg:x2="20.2cm" svg:y2="6.8cm">
          <text:p/>
        </draw:line>
        <draw:line draw:style-name="gr8" draw:text-style-name="P6" draw:layer="layout" svg:x1="21.7cm" svg:y1="8.8cm" svg:x2="20.2cm" svg:y2="6.8cm">
          <text:p/>
        </draw:line>
        <draw:line draw:style-name="gr4" draw:text-style-name="P6" draw:layer="layout" svg:x1="20.2cm" svg:y1="6.8cm" svg:x2="20.2cm" svg:y2="5.301cm">
          <text:p/>
        </draw:line>
        <draw:custom-shape draw:style-name="gr12" draw:text-style-name="P2" draw:layer="layout" svg:width="0.2cm" svg:height="0.2cm" svg:x="20.1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4.1cm" svg:height="3.1cm" svg:x="13.8cm" svg:y="9.403cm">
          <text:p text:style-name="P1">.mafs.gz</text:p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898cm" svg:height="1.059cm" svg:x="13.8cm" svg:y="12.541cm">
          <draw:text-box>
            <text:p text:style-name="P2">SNP calling</text:p>
          </draw:text-box>
        </draw:frame>
        <draw:line draw:style-name="gr15" draw:text-style-name="P6" draw:layer="layout" svg:x1="21.7cm" svg:y1="8.8cm" svg:x2="17.9cm" svg:y2="11cm">
          <text:p/>
        </draw:line>
        <draw:line draw:style-name="gr4" draw:text-style-name="P6" draw:layer="layout" svg:x1="14.6cm" svg:y1="5.3cm" svg:x2="15.6cm" svg:y2="7.8cm">
          <text:p/>
        </draw:line>
        <draw:line draw:style-name="gr8" draw:text-style-name="P6" draw:layer="layout" svg:x1="21.7cm" svg:y1="8.8cm" svg:x2="15.6cm" svg:y2="7.8cm">
          <text:p/>
        </draw:line>
        <draw:custom-shape draw:style-name="gr12" draw:text-style-name="P2" draw:layer="layout" svg:width="0.2cm" svg:height="0.2cm" svg:x="15.501cm" svg:y="7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20.2cm" svg:y1="5.3cm" svg:x2="15.6cm" svg:y2="7.8cm">
          <text:p/>
        </draw:line>
        <draw:line draw:style-name="gr4" draw:text-style-name="P6" draw:layer="layout" svg:x1="15.6cm" svg:y1="7.8cm" svg:x2="15.6cm" svg:y2="9.403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1:53:11.567832476</meta:creation-date>
    <dc:date>2019-07-17T12:21:16.006828788</dc:date>
    <meta:editing-duration>PT6M43S</meta:editing-duration>
    <meta:editing-cycles>2</meta:editing-cycles>
    <meta:generator>LibreOffice/6.0.7.3$Linux_X86_64 LibreOffice_project/00m0$Build-3</meta:generator>
    <meta:document-statistic meta:object-count="50"/>
  </office:meta>
</office:document-meta>
</file>